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82000001758EFC083A6FF2759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MS Gothic" svg:font-family="'MS Gothic'" style:font-pitch="variable"/>
    <style:font-face style:name="Mangal1" svg:font-family="Mangal" style:font-pitch="variable"/>
    <style:font-face style:name="SimSun1" svg:font-family="SimSun" style:font-pitch="variable"/>
    <style:font-face style:name="Tahoma1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00" draw:textarea-horizontal-align="center" draw:textarea-vertical-align="middle" draw:auto-grow-height="false" draw:fit-to-size="false" fo:min-height="7.141cm" fo:min-width="10.20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614cm" svg:height="13.155cm" svg:x="3.692cm" svg:y="8.272cm">
          <draw:image xlink:href="Pictures/1000000000000182000001758EFC083A6FF2759C.png" xlink:type="simple" xlink:show="embed" xlink:actuate="onLoad">
            <text:p/>
          </draw:image>
        </draw:frame>
        <draw:custom-shape draw:style-name="gr2" draw:text-style-name="P3" draw:layer="layout" svg:width="10.7cm" svg:height="7.4cm" svg:x="5.2cm" svg:y="11.5cm">
          <text:p text:style-name="P2"><text:span text:style-name="T1">Naive Bayes</text:span></text:p>
          <text:p text:style-name="P2"><text:span text:style-name="T1">classifiers</text:span></text:p>
          <text:p text:style-name="P2"><text:span text:style-name="T1">off the rack</text:span></text:p>
          <draw:enhanced-geometry svg:viewBox="0 0 21600 21600" draw:text-areas="0 0 21600 21600" draw:text-path="true" draw:text-path-mode="shape" draw:text-path-scale="path" draw:text-path-same-letter-heights="false" draw:type="fontwork-chevron-up" draw:modifiers="5400" draw:enhanced-path="M 0 ?f0 L 10800 0 21600 ?f0 N M 0 21600 L 10800 ?f1 21600 21600 N">
            <draw:equation draw:name="f0" draw:formula="$0 "/>
            <draw:equation draw:name="f1" draw:formula="21600-$0 "/>
            <draw:handle draw:handle-position="left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MS Gothic" svg:font-family="'MS Gothic'" style:font-pitch="variable"/>
    <style:font-face style:name="Mangal1" svg:font-family="Mangal" style:font-pitch="variable"/>
    <style:font-face style:name="SimSun1" svg:font-family="SimSun" style:font-pitch="variable"/>
    <style:font-face style:name="Tahoma1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2-12T11:38:07.045456744</dc:date>
    <meta:editing-duration>PT4M19S</meta:editing-duration>
    <meta:editing-cycles>2</meta:editing-cycles>
    <meta:generator>LibreOffice/5.0.3.2$Linux_X86_64 LibreOffice_project/00m0$Build-2</meta:generator>
    <meta:document-statistic meta:object-count="2"/>
  </office:meta>
</office:document-meta>
</file>